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Gayathri ThinGayathri Thin" svg:font-family="'Gayathri ThinGayathri Thin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line-height="100%" fo:text-align="center" style:justify-single-word="false"/>
      <style:text-properties style:font-name="Gayathri Thin" fo:font-size="12pt" officeooo:paragraph-rsid="001c7951" style:font-size-asian="12pt" style:font-size-complex="12pt"/>
    </style:style>
    <style:style style:name="P2" style:family="paragraph" style:parent-style-name="Preformatted_20_Text">
      <style:paragraph-properties fo:line-height="100%"/>
      <style:text-properties style:font-name="Gayathri Thin" fo:font-size="12pt" officeooo:paragraph-rsid="001c7951" style:font-size-asian="12pt" style:font-size-complex="12pt"/>
    </style:style>
    <style:style style:name="P3" style:family="paragraph" style:parent-style-name="Text_20_body">
      <style:paragraph-properties fo:line-height="100%"/>
      <style:text-properties style:font-name="Gayathri Thin" fo:font-size="12pt" officeooo:paragraph-rsid="001c7951" style:font-size-asian="12pt" style:font-size-complex="12pt"/>
    </style:style>
    <style:style style:name="P4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23cf7" officeooo:paragraph-rsid="001c7951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weight="bold" officeooo:rsid="00039a3e" officeooo:paragraph-rsid="001c7951" fo:background-color="#ffff00" style:font-weight-asian="bold" style:font-weight-complex="bold"/>
    </style:style>
    <style:style style:name="P6" style:family="paragraph" style:parent-style-name="Text_20_body">
      <style:paragraph-properties fo:line-height="100%"/>
      <style:text-properties officeooo:paragraph-rsid="001c7951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dd163"/>
    </style:style>
    <style:style style:name="P8" style:family="paragraph" style:parent-style-name="Preformatted_20_Text">
      <style:text-properties officeooo:paragraph-rsid="001dd163"/>
    </style:style>
    <style:style style:name="P9" style:family="paragraph" style:parent-style-name="Text_20_body">
      <style:text-properties officeooo:paragraph-rsid="001dd163"/>
    </style:style>
    <style:style style:name="P10" style:family="paragraph" style:parent-style-name="Heading_20_3">
      <style:paragraph-properties fo:line-height="100%" fo:text-align="center" style:justify-single-word="false"/>
      <style:text-properties fo:color="#000000" loext:opacity="100%" style:font-name="Gayathri Thin" fo:font-size="12pt" fo:font-weight="normal" officeooo:rsid="00039a3e" officeooo:paragraph-rsid="001dd163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Gayathri Thin" fo:font-size="12pt" fo:font-weight="bold" officeooo:paragraph-rsid="001f88c0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4pt" fo:font-weight="bold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2pt" fo:background-color="#ffff00" style:font-size-asian="12pt" style:font-size-complex="12pt"/>
    </style:style>
    <style:style style:name="P15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2pt" officeooo:paragraph-rsid="001f88c0" fo:background-color="#ffff00" style:font-size-asian="12pt" style:font-size-complex="12pt"/>
    </style:style>
    <style:style style:name="P16" style:family="paragraph" style:parent-style-name="Preformatted_20_Text">
      <style:paragraph-properties fo:line-height="100%" fo:text-align="center" style:justify-single-word="false"/>
      <style:text-properties fo:color="#c9211e" loext:opacity="100%" style:font-name="Gayathri Thin" fo:font-size="12pt" fo:font-weight="bold" officeooo:rsid="00023cf7" officeooo:paragraph-rsid="001c7951" fo:background-color="#ffff00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paragraph-rsid="001dd163"/>
    </style:style>
    <style:style style:name="P18" style:family="paragraph" style:parent-style-name="Preformatted_20_Text">
      <style:paragraph-properties fo:text-align="end" style:justify-single-word="false"/>
      <style:text-properties fo:color="#000000" loext:opacity="100%" style:font-name="Gayathri Thin" fo:font-size="14pt" fo:font-weight="bold" officeooo:rsid="001b3ed5" officeooo:paragraph-rsid="001b3ed5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Gayathri Thin" fo:font-size="12pt" fo:font-weight="bold" officeooo:paragraph-rsid="001b7347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Gayathri Thin"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Gayathri Thin" fo:font-size="12pt" fo:font-style="italic" fo:font-weight="bold" officeooo:paragraph-rsid="001b7347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Preformatted_20_Text">
      <style:text-properties style:font-name="Gayathri Thi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Preformatted_20_Text">
      <style:text-properties style:font-name="Gayathri Thin" fo:font-size="12pt" officeooo:paragraph-rsid="001b7347" style:font-size-asian="12pt" style:font-size-complex="12pt"/>
    </style:style>
    <style:style style:name="P25" style:family="paragraph" style:parent-style-name="Preformatted_20_Text">
      <style:text-properties style:font-name="Gayathri Thin" fo:font-size="12pt" style:font-size-asian="12pt" style:font-size-complex="12pt"/>
    </style:style>
    <style:style style:name="P26" style:family="paragraph" style:parent-style-name="Preformatted_20_Text">
      <style:text-properties style:font-name="Gayathri Thin" fo:font-size="12pt" officeooo:paragraph-rsid="001f88c0" style:font-size-asian="12pt" style:font-size-complex="12pt"/>
    </style:style>
    <style:style style:name="P27" style:family="paragraph" style:parent-style-name="Preformatted_20_Text">
      <style:paragraph-properties fo:text-align="center" style:justify-single-word="false"/>
      <style:text-properties style:font-name="Gayathri Thin" fo:font-size="12pt" style:font-size-asian="12pt" style:font-size-complex="12pt"/>
    </style:style>
    <style:style style:name="P28" style:family="paragraph" style:parent-style-name="Preformatted_20_Text">
      <style:paragraph-properties fo:line-height="100%"/>
      <style:text-properties style:font-name="Gayathri Thin" fo:font-size="12pt" officeooo:rsid="00023cf7" officeooo:paragraph-rsid="001c7951" style:font-size-asian="12pt" style:font-size-complex="12pt"/>
    </style:style>
    <style:style style:name="P29" style:family="paragraph" style:parent-style-name="Preformatted_20_Text">
      <style:text-properties style:font-name="Gayathri Thin" fo:font-size="12pt" fo:background-color="#ffaa95" style:font-size-asian="12pt" style:font-size-complex="12pt"/>
    </style:style>
    <style:style style:name="P30" style:family="paragraph" style:parent-style-name="Text_20_body" style:list-style-name="L1">
      <style:paragraph-properties fo:line-height="100%"/>
      <style:text-properties officeooo:paragraph-rsid="001c7951"/>
    </style:style>
    <style:style style:name="P31" style:family="paragraph" style:parent-style-name="Text_20_body" style:list-style-name="L2">
      <style:paragraph-properties fo:line-height="100%"/>
      <style:text-properties officeooo:paragraph-rsid="001c7951"/>
    </style:style>
    <style:style style:name="P32" style:family="paragraph" style:parent-style-name="Text_20_body" style:list-style-name="L4">
      <style:paragraph-properties fo:line-height="100%"/>
      <style:text-properties officeooo:paragraph-rsid="001c7951"/>
    </style:style>
    <style:style style:name="P33" style:family="paragraph" style:parent-style-name="Text_20_body" style:list-style-name="L5">
      <style:paragraph-properties fo:line-height="100%"/>
      <style:text-properties officeooo:paragraph-rsid="001c7951"/>
    </style:style>
    <style:style style:name="P34" style:family="paragraph" style:parent-style-name="Text_20_body" style:list-style-name="L6">
      <style:paragraph-properties fo:line-height="100%"/>
      <style:text-properties officeooo:paragraph-rsid="001c7951"/>
    </style:style>
    <style:style style:name="P35" style:family="paragraph" style:parent-style-name="Text_20_body" style:list-style-name="L7">
      <style:text-properties officeooo:paragraph-rsid="001dd163"/>
    </style:style>
    <style:style style:name="P36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weight="normal" officeooo:rsid="00039a3e" officeooo:paragraph-rsid="001c7951" fo:background-color="transparent" style:font-weight-asian="normal" style:font-weight-complex="normal"/>
    </style:style>
    <style:style style:name="P37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39a3e" officeooo:paragraph-rsid="001c7951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 style:list-style-name="L7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39a3e" officeooo:paragraph-rsid="001dd163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1fa7ea" officeooo:paragraph-rsid="001fa7ea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00%" fo:text-align="center" style:justify-single-word="false"/>
      <style:text-properties fo:color="#000000" loext:opacity="100%" style:font-name="Gayathri Thin" fo:font-size="12pt" fo:font-weight="normal" officeooo:rsid="001fa7ea" officeooo:paragraph-rsid="001fa7ea" fo:background-color="transparent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bold" officeooo:rsid="00039a3e" officeooo:paragraph-rsid="001dd163" fo:background-color="transparent" style:font-size-asian="12pt" style:font-weight-asian="bold" style:font-size-complex="12pt" style:font-weight-complex="bold"/>
    </style:style>
    <style:style style:name="P42" style:family="paragraph" style:parent-style-name="Text_20_body" style:list-style-name="L3">
      <style:paragraph-properties fo:line-height="100%"/>
      <style:text-properties style:font-name="Gayathri Thin" officeooo:paragraph-rsid="001c7951"/>
    </style:style>
    <style:style style:name="P43" style:family="paragraph" style:parent-style-name="Text_20_body" style:list-style-name="L5">
      <style:paragraph-properties fo:line-height="100%"/>
      <style:text-properties style:font-name="Gayathri Thin" officeooo:paragraph-rsid="001c7951"/>
    </style:style>
    <style:style style:name="P44" style:family="paragraph" style:parent-style-name="Text_20_body" style:list-style-name="L6">
      <style:paragraph-properties fo:line-height="100%"/>
      <style:text-properties style:font-name="Gayathri Thin" officeooo:paragraph-rsid="001c7951"/>
    </style:style>
    <style:style style:name="P45" style:family="paragraph" style:parent-style-name="Text_20_body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46" style:family="paragraph" style:parent-style-name="Text_20_body">
      <style:text-properties style:font-name="Gayathri Thin" fo:font-size="12pt" officeooo:paragraph-rsid="001dd163" style:font-size-asian="12pt" style:font-size-complex="12pt"/>
    </style:style>
    <style:style style:name="P47" style:family="paragraph" style:parent-style-name="Text_20_body">
      <style:paragraph-properties fo:line-height="100%"/>
      <style:text-properties style:font-name="Gayathri Thin" officeooo:rsid="00023cf7" officeooo:paragraph-rsid="001c7951"/>
    </style:style>
    <style:style style:name="P48" style:family="paragraph" style:parent-style-name="Text_20_body">
      <style:paragraph-properties fo:line-height="100%" fo:text-align="center" style:justify-single-word="false"/>
      <style:text-properties fo:color="#861141" loext:opacity="100%" style:font-name="Gayathri Thin" fo:font-weight="bold" officeooo:rsid="00039a3e" officeooo:paragraph-rsid="001c7951" fo:background-color="#ffff00" style:font-weight-asian="bold" style:font-weight-complex="bold"/>
    </style:style>
    <style:style style:name="P49" style:family="paragraph" style:parent-style-name="Text_20_body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aa95" loext:char-shading-value="0" style:font-weight-asian="bold" style:font-weight-complex="bold"/>
    </style:style>
    <style:style style:name="T5" style:family="text">
      <style:text-properties fo:font-weight="bold" fo:background-color="#ffaa95" loext:char-shading-value="0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c9211e" loext:opacity="100%" style:font-name="Gayathri Thin" fo:font-weight="bold" officeooo:rsid="00023cf7" fo:background-color="#ffff00" loext:char-shading-value="0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10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11" style:family="text">
      <style:text-properties fo:color="#c9211e" loext:opacity="100%" fo:font-weight="bold" officeooo:rsid="00023cf7" fo:background-color="#ffff00" loext:char-shading-value="0" style:font-weight-asian="bold" style:font-weight-complex="bold"/>
    </style:style>
    <style:style style:name="T12" style:family="text">
      <style:text-properties fo:color="#c9211e" loext:opacity="100%" style:font-name="Gayathri Thin" fo:font-weight="bold" officeooo:rsid="00023cf7" fo:background-color="#ffff00" loext:char-shading-value="0" style:font-weight-asian="bold" style:font-weight-complex="bold"/>
    </style:style>
    <style:style style:name="T13" style:family="text">
      <style:text-properties fo:color="#c9211e" loext:opacity="100%" style:font-name="Gayathri Thin" fo:font-weight="bold" style:font-weight-asian="bold" style:font-weight-complex="bold"/>
    </style:style>
    <style:style style:name="T14" style:family="text">
      <style:text-properties fo:color="#c9211e" loext:opacity="100%" style:font-name="Gayathri ThinGayathri Thin" fo:font-weight="bold" officeooo:rsid="00023cf7" fo:background-color="#ffff00" loext:char-shading-value="0" style:font-weight-asian="bold" style:font-weight-complex="bold"/>
    </style:style>
    <style:style style:name="T15" style:family="text">
      <style:text-properties style:font-name="Gayathri Thin"/>
    </style:style>
    <style:style style:name="T16" style:family="text">
      <style:text-properties style:font-name="Gayathri Thin" fo:font-size="12pt" style:font-size-asian="12pt" style:font-size-complex="12pt"/>
    </style:style>
    <style:style style:name="T17" style:family="text">
      <style:text-properties style:font-name="Gayathri Thin" fo:font-size="12pt" fo:background-color="#ffff00" loext:char-shading-value="0" style:font-size-asian="12pt" style:font-size-complex="12pt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background-color="#ffff00" loext:char-shading-value="0" style:font-size-asian="12pt" style:font-size-complex="12pt"/>
    </style:style>
    <style:style style:name="T21" style:family="text">
      <style:text-properties style:font-name="Gayathri Thin"/>
    </style:style>
    <style:style style:name="T22" style:family="text">
      <style:text-properties style:font-name="Gayathri Thin" fo:font-weight="normal" fo:background-color="transparent" loext:char-shading-value="0" style:font-weight-asian="normal" style:font-weight-complex="normal"/>
    </style:style>
    <style:style style:name="T23" style:family="text">
      <style:text-properties style:font-name="Gayathri Thin" fo:font-size="12pt" style:font-size-asian="12pt" style:font-size-complex="12pt"/>
    </style:style>
    <style:style style:name="T24" style:family="text">
      <style:text-properties style:font-name="Gayathri Thin" fo:font-size="12pt" fo:background-color="#ffff00" loext:char-shading-value="0" style:font-size-asian="12pt" style:font-size-complex="12pt"/>
    </style:style>
    <style:style style:name="T25" style:family="text">
      <style:text-properties style:font-name="Gayathri Thin" fo:font-weight="bold" style:font-weight-asian="bold" style:font-weight-complex="bold"/>
    </style:style>
    <style:style style:name="T26" style:family="text">
      <style:text-properties style:font-name="Gayathri Thin" fo:font-weight="bold" fo:background-color="#ffff00" loext:char-shading-value="0" style:font-weight-asian="bold" style:font-weight-complex="bold"/>
    </style:style>
    <style:style style:name="T27" style:family="text">
      <style:text-properties style:font-name="Gayathri Thin" fo:font-weight="bold" fo:background-color="#ffff00" loext:char-shading-value="0" style:font-weight-asian="bold" style:font-weight-complex="bold"/>
    </style:style>
    <style:style style:name="T28" style:family="text">
      <style:text-properties fo:color="#ffff00" loext:opacity="100%" style:font-name="Gayathri Thin" fo:font-weight="bold" style:font-weight-asian="bold" style:font-weight-complex="bold"/>
    </style:style>
    <style:style style:name="T29" style:family="text">
      <style:text-properties fo:color="#ff4000" loext:opacity="100%" fo:font-weight="bold" style:font-weight-asian="bold" style:font-weight-complex="bold"/>
    </style:style>
    <style:style style:name="T30" style:family="text">
      <style:text-properties fo:color="#ff4000" loext:opacity="100%" fo:font-weight="bold" fo:background-color="#ffff00" loext:char-shading-value="0" style:font-weight-asian="bold" style:font-weight-complex="bold"/>
    </style:style>
    <style:style style:name="T31" style:family="text">
      <style:text-properties fo:color="#ff4000" loext:opacity="100%" fo:font-weight="bold" fo:background-color="#ffff00" loext:char-shading-value="0" style:font-weight-asian="bold" style:font-weight-complex="bold"/>
    </style:style>
    <style:style style:name="T32" style:family="text">
      <style:text-properties fo:color="#111111" loext:opacity="100%" fo:font-weight="bold" fo:background-color="#ffff00" loext:char-shading-value="0" style:font-weight-asian="bold" style:font-weight-complex="bold"/>
    </style:style>
    <style:style style:name="T33" style:family="text">
      <style:text-properties fo:color="#1c1c1c" loext:opacity="100%" fo:font-weight="bold" fo:background-color="#ffff00" loext:char-shading-value="0" style:font-weight-asian="bold" style:font-weight-complex="bold"/>
    </style:style>
    <style:style style:name="T34" style:family="text">
      <style:text-properties fo:color="#611729" loext:opacity="100%" fo:font-weight="bold" fo:background-color="#ffff00" loext:char-shading-value="0" style:font-weight-asian="bold" style:font-weight-complex="bold"/>
    </style:style>
    <style:style style:name="T35" style:family="text">
      <style:text-properties fo:color="#611729" loext:opacity="100%" style:font-name="Gayathri Thin" fo:font-weight="bold" fo:background-color="#ffff00" loext:char-shading-value="0" style:font-weight-asian="bold" style:font-weight-complex="bold"/>
    </style:style>
    <style:style style:name="T36" style:family="text">
      <style:text-properties fo:color="#611729" loext:opacity="100%" style:font-name="Gayathri ThinGayathri Thin" fo:font-weight="bold" fo:background-color="#ffff00" loext:char-shading-value="0" style:font-weight-asian="bold" style:font-weight-complex="bold"/>
    </style:style>
    <style:style style:name="T37" style:family="text">
      <style:text-properties style:font-name="Gayathri ThinGayathri Thin"/>
    </style:style>
    <style:style style:name="T38" style:family="text">
      <style:text-properties style:font-name="Gayathri ThinGayathri Thin" fo:font-weight="normal" fo:background-color="transparent" loext:char-shading-value="0" style:font-weight-asian="normal" style:font-weight-complex="normal"/>
    </style:style>
    <style:style style:name="T39" style:family="text">
      <style:text-properties style:font-name="Gayathri ThinGayathri Thin" fo:font-size="12pt" style:font-size-asian="12pt" style:font-size-complex="12pt"/>
    </style:style>
    <style:style style:name="T40" style:family="text">
      <style:text-properties style:font-name="Gayathri ThinGayathri Thin" fo:font-size="12pt" fo:background-color="#ffff00" loext:char-shading-value="0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11/07/2025</text:p>
      <text:p text:style-name="P13">Metodi Fondamentali in JavaScript</text:p>
      <text:p text:style-name="P19">COSA SONO I METODI</text:p>
      <text:p text:style-name="P22">UN metodo è una funzione associata a un oggetto.</text:p>
      <text:p text:style-name="P24">ex:</text:p>
      <text:p text:style-name="P24"/>
      <text:p text:style-name="P24">let persona = {</text:p>
      <text:p text:style-name="P24"><text:s text:c="2"/>nome: "Luca",</text:p>
      <text:p text:style-name="P24"><text:s text:c="2"/>saluta: function() {</text:p>
      <text:p text:style-name="P24"><text:s text:c="4"/>console.log("Ciao, sono " + this.nome);</text:p>
      <text:p text:style-name="P24"><text:s text:c="2"/>}</text:p>
      <text:p text:style-name="P24">};</text:p>
      <text:p text:style-name="P24"/>
      <text:p text:style-name="P24">persona.saluta(); // metodo</text:p>
      <text:p text:style-name="P24"/>
      <text:p text:style-name="P24">saluta --&gt; metodo di 'persona'</text:p>
      <text:p text:style-name="P24">this.nome fa riferimento all'attributo nome dell'oggetto.</text:p>
      <text:p text:style-name="P24"/>
      <text:p text:style-name="P14"><text:span text:style-name="T1">Il Metodo push</text:span></text:p>
      <text:p text:style-name="P25">Il metodo push è un metodo mutativo che opera sugli array. Esso consente di aggiungere uno o più elementi alla fine dell’array su cui viene invocato. </text:p>
      <text:p text:style-name="P25">L’invocazione di push comporta una modifica dello stato interno dell’array esistente, estendendone la lunghezza.</text:p>
      <text:p text:style-name="P25"><text:span text:style-name="T6"><text:tab/><text:tab/>array.push(elem1, elem2, ...)</text:span>;</text:p>
      <text:p text:style-name="P25">Parametri: uno o più elementi da aggiungere in coda all’array.</text:p>
      <text:p text:style-name="P25">Ritorno: restituisce la nuova lunghezza dell’array dopo l’aggiunta.</text:p>
      <text:p text:style-name="P20">Esempi</text:p>
      <text:p text:style-name="P25">let train = [element1, element2];</text:p>
      <text:p text:style-name="P25">let newLenght = train.push(element3, element4);</text:p>
      <text:p text:style-name="P25"/>
      <text:p text:style-name="P25">In questo esempio, element3 ed element4 vengono appesi in coda all’array train. </text:p>
      <text:p text:style-name="P25">La variabile newLenght conterrà la nuova dimensione complessiva dell’array risultante.</text:p>
      <text:p text:style-name="P20">Proprietà di Mutabilità</text:p>
      <text:p text:style-name="P25">Essendo un metodo mutativo, push modifica direttamente l’array originale su cui è invocato. </text:p>
      <text:p text:style-name="P25">Tale comportamento può influenzare la leggibilità e la prevedibilità del codice, specialmente in ambienti in cui si predilige la programmazione funzionale.</text:p>
      <text:p text:style-name="P25"/>
      <text:p text:style-name="P20">Principio della Località dei Dati</text:p>
      <text:p text:style-name="P25">Il metodo push sfrutta la località d’estensione degli array, </text:p>
      <text:p text:style-name="P25">ovvero si limita ad appendere nuovi elementi esclusivamente in coda. </text:p>
      <text:p text:style-name="P25">Questo comportamento favorisce un accesso più efficiente in termini di memoria e prestazioni, </text:p>
      <text:p text:style-name="P25">in quanto non richiede spostamenti degli elementi già presenti nell’array.</text:p>
      <text:p text:style-name="P25"/>
      <text:p text:style-name="P26"><text:tab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15"><text:span text:style-name="T1">Il Metodo concat</text:span></text:p>
      <text:p text:style-name="P25"><text:soft-page-break/><text:span text:style-name="T1">Descrizione Generale</text:span></text:p>
      <text:p text:style-name="P25">Il metodo concat è un metodo non mutativo che serve a creare un nuovo array, </text:p>
      <text:p text:style-name="P25">risultante dalla concatenazione dell’array chiamante con uno o più argomenti passati. </text:p>
      <text:p text:style-name="P25">A differenza di push, non modifica l’array originale, ma restituisce un nuovo array indipendente.</text:p>
      <text:p text:style-name="P25"><text:span text:style-name="T6"><text:tab/><text:tab/><text:tab/><text:tab/><text:tab/>array1.concat(array2, arg1, ...)</text:span>;</text:p>
      <text:p text:style-name="P25">Parametri:</text:p>
      <text:p text:style-name="P25">Se l’argomento è un array, i suoi elementi vengono espansi ed inseriti nel nuovo array.</text:p>
      <text:p text:style-name="P25">Se l’argomento è un valore, viene inserito come singolo elemento.</text:p>
      <text:p text:style-name="P25">Ritorno: un nuovo array che rappresenta la concatenazione.</text:p>
      <text:p text:style-name="P20">Esempio:</text:p>
      <text:p text:style-name="P25">let convoy1 = ['A', 'B'];</text:p>
      <text:p text:style-name="P25">let convoy2 = ['C', 'D'];</text:p>
      <text:p text:style-name="P25">let newTrain = convoy1.concat(convoy2, 'E');</text:p>
      <text:p text:style-name="P25">In questo caso, newTrain conterrà l’array ['A', 'B', 'C', 'D', 'E'], </text:p>
      <text:p text:style-name="P25">risultante dalla concatenazione degli elementi di convoy1, convoy2 e del valore singolo 'E'.</text:p>
      <text:p text:style-name="P25"><text:span text:style-name="T1"><text:s/></text:span><text:span text:style-name="T5">Proprietà di Immutabilità</text:span></text:p>
      <text:p text:style-name="P25">Essendo non mutativo, concat non altera il contenuto né la struttura degli array originali. </text:p>
      <text:p text:style-name="P25">Questo approccio è particolarmente utile per evitare effetti collaterali non desiderati e si inserisce nel paradigma della programmazione funzionale.</text:p>
      <text:p text:style-name="P29"><text:span text:style-name="T1">Purezza delle Funzioni</text:span></text:p>
      <text:p text:style-name="P25">Il metodo concat si avvicina al paradigma funzionale, poiché non altera dati esterni. </text:p>
      <text:p text:style-name="P25">Tale purezza facilita il reasoning e il testing, in quanto il comportamento della funzione dipende esclusivamente dagli input forniti e non dallo stato esterno.</text:p>
      <text:p text:style-name="P25"><text:span text:style-name="T1">Mutabilità vs. Immutabilità</text:span></text:p>
      <text:p text:style-name="P25">Metodo mutativo: modifica lo stato interno dell’array su cui opera (es. push).</text:p>
      <text:p text:style-name="P25"/>
      <text:p text:style-name="P25">Metodo non mutativo: restituisce un nuovo array, lasciando invariati gli array originali (es. concat).</text:p>
      <text:p text:style-name="P25"><text:span text:style-name="T1">Considerazioni</text:span></text:p>
      <text:p text:style-name="P25">La distinzione tra mutabilità e immutabilità è centrale in molte discipline della programmazione.</text:p>
      <text:p text:style-name="P25">L’uso di metodi mutativi può risultare più performante in certi contesti, ma rende più difficile il tracciamento dello stato.</text:p>
      <text:p text:style-name="P25">Al contrario, i metodi non mutativi favoriscono la scrittura di codice più sicuro, prevedibile e testabile.</text:p>
      <text:p text:style-name="P25"/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14"><text:soft-page-break/><text:span text:style-name="T1">Il Metodo includes</text:span></text:p>
      <text:p text:style-name="P25"><text:span text:style-name="T1">Descrizione Generale</text:span></text:p>
      <text:p text:style-name="P25">includes è un metodo che permette di verificare se un array contiene un certo valore. </text:p>
      <text:p text:style-name="P25">Si tratta di una funzionalità estremamente comoda e leggibile, particolarmente utile nei controlli condizionali.</text:p>
      <text:p text:style-name="P20"/>
      <text:p text:style-name="P25"><text:span text:style-name="T6"><text:tab/><text:tab/><text:tab/>array.includes(valoreCercato)</text:span></text:p>
      <text:p text:style-name="P25">Parametri: il valore da cercare all’interno dell’array.</text:p>
      <text:p text:style-name="P25">Ritorno: true se il valore è presente, false in caso contrario.</text:p>
      <text:p text:style-name="P20">Esempio</text:p>
      <text:p text:style-name="P25">let unique = [1, 2, 3, 5, 4];</text:p>
      <text:p text:style-name="P25">unique.includes(3); // true</text:p>
      <text:p text:style-name="P25">In questo esempio, l’array unique include il valore 3, pertanto il metodo restituisce true.</text:p>
      <text:p text:style-name="P25"><text:span text:style-name="T1">Funzionamento Interno</text:span></text:p>
      <text:p text:style-name="P25">Il metodo esegue una ricerca sequenziale attraverso l’array, </text:p>
      <text:p text:style-name="P25">confrontando ciascun elemento con il valore cercato. Il confronto avviene utilizzando l’operatore di uguaglianza (==). </text:p>
      <text:p text:style-name="P25">La ricerca si arresta non appena viene trovata una corrispondenza.</text:p>
      <text:p text:style-name="P25"/>
      <text:p text:style-name="P27"><text:span text:style-name="T1"><text:s/></text:span><text:span text:style-name="T10">Metodo</text:span><text:span text:style-name="T8"> </text:span><text:span text:style-name="T9">indexOf</text:span></text:p>
      <text:p text:style-name="P25"><text:span text:style-name="T1">Descrizione Generale</text:span></text:p>
      <text:p text:style-name="P25">Il metodo indexOf consente di cercare un elemento all’interno di un array e restituisce l’indice della prima occorrenza trovata. </text:p>
      <text:p text:style-name="P25">Se l’elemento non è presente, restituisce -1.</text:p>
      <text:p text:style-name="P23"><text:tab/><text:tab/><text:tab/>array.indexOf(elementoDaCercare)</text:p>
      <text:p text:style-name="P25">Parametri: l’elemento da cercare.</text:p>
      <text:p text:style-name="P25">Ritorno: indice della prima occorrenza oppure -1 se non trovato.</text:p>
      <text:p text:style-name="P20">Considerazioni Tecniche</text:p>
      <text:p text:style-name="P25">È un metodo case sensitive, ovvero distingue tra maiuscole e minuscole.</text:p>
      <text:p text:style-name="P25">Funziona con numeri, stringhe e altri tipi di dati comparabili.</text:p>
      <text:p text:style-name="P25"/>
      <text:p text:style-name="P1"><text:span text:style-name="Source_20_Text"><text:span text:style-name="T7">map()</text:span></text:span></text:p>
      <text:p text:style-name="P2"><text:span text:style-name="Source_20_Text"><text:span text:style-name="T15">map()</text:span></text:span><text:span text:style-name="T15"> è una funzione che </text:span><text:span text:style-name="Strong_20_Emphasis"><text:span text:style-name="T15">applica un’altra funzione a ogni elemento</text:span></text:span><text:span text:style-name="T15"> di un array e restituisce un nuovo array contenente i risultati.</text:span></text:p>
      <text:p text:style-name="P3"><text:span text:style-name="Strong_20_Emphasis"><text:span text:style-name="T15">Non muta l’array originale</text:span></text:span></text:p>
      <text:list xml:id="list2077822510" text:style-name="L1">
        <text:list-item>
          <text:p text:style-name="P30"><text:span text:style-name="Strong_20_Emphasis"><text:span text:style-name="T15">Restituisce un nuovo array</text:span></text:span></text:p>
        </text:list-item>
      </text:list>
      <text:list xml:id="list670093946" text:style-name="L2">
        <text:list-item>
          <text:p text:style-name="P31"><text:span text:style-name="Strong_20_Emphasis"><text:span text:style-name="T15">Applica una funzione a ciascun elemento</text:span></text:span><text:span text:style-name="T15">, passando tre parametri:</text:span></text:p>
        </text:list-item>
      </text:list>
      <text:list xml:id="list2171395574" text:style-name="L3">
        <text:list-item>
          <text:p text:style-name="P42">il valore corrente,</text:p>
        </text:list-item>
        <text:list-item>
          <text:p text:style-name="P42">l’indice corrente,</text:p>
        </text:list-item>
        <text:list-item>
          <text:p text:style-name="P42">l’array stesso.</text:p>
        </text:list-item>
      </text:list>
      <text:p text:style-name="P28">Ex:</text:p>
      <text:p text:style-name="P28">let numbers = [1, 2, 3];</text:p>
      <text:p text:style-name="P28">let doubled = numbers.map(n =&gt; n * 2);</text:p>
      <text:p text:style-name="P28">// Risultato: [2, 4, 6]</text:p>
      <text:p text:style-name="P28"/>
      <text:p text:style-name="P28"/>
      <text:p text:style-name="P28"/>
      <text:p text:style-name="P45"><text:soft-page-break/>In questo esempio:</text:p>
      <text:list xml:id="list2809925451" text:style-name="L4">
        <text:list-item>
          <text:p text:style-name="P32"><text:span text:style-name="T15">La funzione </text:span><text:span text:style-name="Source_20_Text"><text:span text:style-name="T15">n =&gt; n * 2</text:span></text:span><text:span text:style-name="T15"> è </text:span><text:span text:style-name="Strong_20_Emphasis"><text:span text:style-name="T15">pura</text:span></text:span><text:span text:style-name="T15">: restituisce sempre il doppio del numero fornito, senza effetti collaterali.</text:span></text:p>
        </text:list-item>
        <text:list-item>
          <text:p text:style-name="P32"><text:span text:style-name="T15">Il metodo </text:span><text:span text:style-name="Source_20_Text"><text:span text:style-name="T15">map()</text:span></text:span><text:span text:style-name="T15"> </text:span><text:span text:style-name="Strong_20_Emphasis"><text:span text:style-name="T15">non altera</text:span></text:span><text:span text:style-name="T15"> l’array originale </text:span><text:span text:style-name="Source_20_Text"><text:span text:style-name="T15">numbers</text:span></text:span><text:span text:style-name="T15">.</text:span></text:p>
        </text:list-item>
        <text:list-item>
          <text:p text:style-name="P32"><text:span text:style-name="T15">Il risultato </text:span><text:span text:style-name="Source_20_Text"><text:span text:style-name="T15">doubled</text:span></text:span><text:span text:style-name="T15"> è un nuovo array, derivato applicando una trasformazione a ogni elemento.</text:span></text:p>
        </text:list-item>
      </text:list>
      <text:p text:style-name="P12"><text:span text:style-name="T15">Il metodo </text:span><text:span text:style-name="Source_20_Text"><text:span text:style-name="T15">map()</text:span></text:span><text:span text:style-name="T15"> </text:span><text:span text:style-name="Strong_20_Emphasis"><text:span text:style-name="T15">non garantisce automaticamente</text:span></text:span><text:span text:style-name="T15"> la purezza: </text:span><text:span text:style-name="Strong_20_Emphasis"><text:span text:style-name="T15">dipende dalla funzione</text:span></text:span><text:span text:style-name="T15"> che gli viene passata</text:span></text:p>
      <text:p text:style-name="P12"/>
      <text:p text:style-name="P16">Filter()</text:p>
      <text:p text:style-name="P4"><text:span text:style-name="T15">Restituisce un nuovo array contenente </text:span><text:span text:style-name="Strong_20_Emphasis"><text:span text:style-name="T15">solo gli elementi che soddisfano una condizione</text:span></text:span><text:span text:style-name="T15"> (funzione di test).</text:span></text:p>
      <text:p text:style-name="P6"><text:span text:style-name="Strong_20_Emphasis"><text:span text:style-name="T15">Proprietà</text:span></text:span><text:span text:style-name="T15">:</text:span></text:p>
      <text:list xml:id="list2603904794" text:style-name="L5">
        <text:list-item>
          <text:p text:style-name="P33"><text:span text:style-name="Strong_20_Emphasis"><text:span text:style-name="T15">Non mutativo</text:span></text:span></text:p>
        </text:list-item>
        <text:list-item>
          <text:p text:style-name="P33"><text:span text:style-name="T15">Funziona perfettamente con </text:span><text:span text:style-name="Strong_20_Emphasis"><text:span text:style-name="T15">funzioni pure</text:span></text:span></text:p>
        </text:list-item>
        <text:list-item>
          <text:p text:style-name="P43">Restituisce un sottoinsieme dell’array originale</text:p>
        </text:list-item>
      </text:list>
      <text:p text:style-name="P47">ex:</text:p>
      <text:p text:style-name="P47">let nums = [1, 2, 3, 4, 5];</text:p>
      <text:p text:style-name="P47">let even = nums.filter(n =&gt; n % 2 === 0); // [2, 4]</text:p>
      <text:p text:style-name="P48">reduce()</text:p>
      <text:p text:style-name="P5"><text:span text:style-name="T22">Riduce l’array a un singolo valore, applicando una funzione </text:span><text:span text:style-name="Strong_20_Emphasis"><text:span text:style-name="T22">accumulatrice</text:span></text:span><text:span text:style-name="T22"> su ciascun elemento, da sinistra a destra.</text:span></text:p>
      <text:p text:style-name="P6"><text:span text:style-name="Strong_20_Emphasis"><text:span text:style-name="T15">Proprietà</text:span></text:span><text:span text:style-name="T15">:</text:span></text:p>
      <text:list xml:id="list3768686724" text:style-name="L6">
        <text:list-item>
          <text:p text:style-name="P44">Non mutativo</text:p>
        </text:list-item>
        <text:list-item>
          <text:p text:style-name="P34"><text:span text:style-name="T15">Estremamente potente: può simulare </text:span><text:span text:style-name="Source_20_Text"><text:span text:style-name="T15">map</text:span></text:span><text:span text:style-name="T15">, </text:span><text:span text:style-name="Source_20_Text"><text:span text:style-name="T15">filter</text:span></text:span><text:span text:style-name="T15">, </text:span><text:span text:style-name="Source_20_Text"><text:span text:style-name="T15">find</text:span></text:span><text:span text:style-name="T15">, </text:span><text:span text:style-name="Source_20_Text"><text:span text:style-name="T15">sum</text:span></text:span><text:span text:style-name="T15">, </text:span><text:span text:style-name="Source_20_Text"><text:span text:style-name="T15">groupBy</text:span></text:span></text:p>
        </text:list-item>
        <text:list-item>
          <text:p text:style-name="P44">La funzione passata deve essere pura per garantire prevedibilità</text:p>
        </text:list-item>
      </text:list>
      <text:p text:style-name="P36">ex:</text:p>
      <text:p text:style-name="P36">let nums = [1, 2, 3, 4];</text:p>
      <text:p text:style-name="P37">let sum = nums.reduce((acc, n) =&gt; acc + n, 0); // 10</text:p>
      <text:p text:style-name="P7"><text:span text:style-name="Strong_20_Emphasis"><text:span text:style-name="T16">Il Metodo </text:span></text:span><text:span text:style-name="Source_20_Text"><text:span text:style-name="T17">toUpperCase()</text:span></text:span></text:p>
      <text:p text:style-name="P9"><text:span text:style-name="T16">Uno dei metodi fondamentali delle stringhe è </text:span><text:span text:style-name="Source_20_Text"><text:span text:style-name="T16">toUpperCase()</text:span></text:span><text:span text:style-name="T16">, che converte tutti i caratteri di una stringa in lettere maiuscole. Questo metodo non modifica la stringa originale, ma restituisce una nuova stringa trasformata.</text:span></text:p>
      <text:p text:style-name="P9"><text:span text:style-name="Strong_20_Emphasis"><text:span text:style-name="T16">Esempio pratico</text:span></text:span><text:span text:style-name="T16">:</text:span></text:p>
      <text:p text:style-name="P8"><text:span text:style-name="Source_20_Text"><text:span text:style-name="T16">let myString = "I'm really hungry for some";</text:span></text:span></text:p>
      <text:p text:style-name="P8"><text:span text:style-name="Source_20_Text"><text:span text:style-name="T16">console.log(myString);</text:span></text:span></text:p>
      <text:p text:style-name="P8"><text:span text:style-name="Source_20_Text"><text:span text:style-name="T16">let myUpperString = myString.toUpperCase();</text:span></text:span></text:p>
      <text:p text:style-name="P7"><text:span text:style-name="Source_20_Text"><text:span text:style-name="T16">console.log(myUpperString);</text:span></text:span></text:p>
      <text:p text:style-name="P7"><text:span text:style-name="Source_20_Text"><text:span text:style-name="T16"/></text:span></text:p>
      <text:p text:style-name="P46"><text:soft-page-break/>In questo esempio:</text:p>
      <text:list xml:id="list693518828" text:style-name="L7">
        <text:list-item>
          <text:p text:style-name="P35"><text:span text:style-name="T16">Si crea una variabile </text:span><text:span text:style-name="Source_20_Text"><text:span text:style-name="T16">myString</text:span></text:span><text:span text:style-name="T16"> a cui viene assegnata la stringa </text:span><text:span text:style-name="Source_20_Text"><text:span text:style-name="T16">"I'm really hungry for some"</text:span></text:span><text:span text:style-name="T16">.</text:span></text:p>
        </text:list-item>
        <text:list-item>
          <text:p text:style-name="P35"><text:span text:style-name="T16">Viene utilizzato </text:span><text:span text:style-name="Source_20_Text"><text:span text:style-name="T16">console.log()</text:span></text:span><text:span text:style-name="T16"> per stampare la stringa originale.</text:span></text:p>
        </text:list-item>
        <text:list-item>
          <text:p text:style-name="P35"><text:span text:style-name="T16">Si crea una seconda variabile </text:span><text:span text:style-name="Source_20_Text"><text:span text:style-name="T16">myUpperString</text:span></text:span><text:span text:style-name="T16">, a cui viene assegnata la versione maiuscola della stringa originale.</text:span></text:p>
        </text:list-item>
        <text:list-item>
          <text:p text:style-name="P38">Infine, anche questa stringa trasformata viene stampata nel console log.</text:p>
        </text:list-item>
      </text:list>
      <text:h text:style-name="P10" text:outline-level="3"><text:span text:style-name="Strong_20_Emphasis"><text:span text:style-name="T35">Metodo </text:span></text:span><text:span text:style-name="Strong_20_Emphasis"><text:span text:style-name="Source_20_Text"><text:span text:style-name="T35">.substring(startIndex, endIndex)</text:span></text:span></text:span></text:h>
      <text:h text:style-name="Heading_20_4" text:outline-level="4"><text:span text:style-name="Strong_20_Emphasis"><text:span text:style-name="T15">Definizione:</text:span></text:span></text:h>
      <text:p text:style-name="Text_20_body"><text:span text:style-name="T15">Il metodo </text:span><text:span text:style-name="Source_20_Text"><text:span text:style-name="T15">.substring()</text:span></text:span><text:span text:style-name="T15"> restituisce una sottostringa compresa tra due indici all’interno della stringa originale.</text:span></text:p>
      <text:p text:style-name="P41"><text:tab/><text:tab/>string.substring(startIndex, endIndex)</text:p>
      <text:p text:style-name="P39"><text:span text:style-name="Source_20_Text"><text:span text:style-name="T15">startIndex</text:span></text:span> (obbligatorio): la posizione <text:span text:style-name="Strong_20_Emphasis">iniziale</text:span> da cui partire per l’estrazione.</text:p>
      <text:list xml:id="list4008099921" text:style-name="L9">
        <text:list-item>
          <text:p text:style-name="P49"><text:span text:style-name="Source_20_Text"><text:span text:style-name="T15">endIndex</text:span></text:span><text:span text:style-name="T15"> (facoltativo): la posizione </text:span><text:span text:style-name="Strong_20_Emphasis"><text:span text:style-name="T15">non inclusa</text:span></text:span><text:span text:style-name="T15"> di arrivo. Se omesso, la sottostringa prosegue fino alla fine della stringa.</text:span></text:p>
        </text:list-item>
      </text:list>
      <text:p text:style-name="P40"><text:span text:style-name="Strong_20_Emphasis"><text:span text:style-name="T34">Metodo </text:span></text:span><text:span text:style-name="Strong_20_Emphasis"><text:span text:style-name="Source_20_Text"><text:span text:style-name="T35">.search(regexp | string)</text:span></text:span></text:span></text:p>
      <text:p text:style-name="P39"><text:line-break/><text:span text:style-name="Strong_20_Emphasis">Definizione:</text:span><text:line-break/>Restituisce l’indice della prima occorrenza di una sottostringa o di un’espressione regolare all’interno della stringa su cui viene chiamato. Se non trova corrispondenze, restituisce <text:span text:style-name="Source_20_Text"><text:span text:style-name="T15">-1</text:span></text:span>.<text:line-break/>  <text:span text:style-name="Strong_20_Emphasis">Sintassi:</text:span><text:line-break/>    <text:span text:style-name="Source_20_Text"><text:span text:style-name="T15">string.search(regexp | string)</text:span></text:span><text:line-break/><text:span text:style-name="Strong_20_Emphasis">Parametri:</text:span><text:line-break/>  • <text:span text:style-name="Source_20_Text"><text:span text:style-name="T15">regexp | string</text:span></text:span> (obbligatorio): la sottostringa o l’espressione regolare da cercare nella stringa.</text:p>
      <text:p text:style-name="P39">let str = "I'm really hungry";</text:p>
      <text:p text:style-name="P39">let index = str.search("really");</text:p>
      <text:p text:style-name="P39">console.log(index); // Output: 5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Gayathri ThinGayathri Thin" svg:font-family="'Gayathri ThinGayathri Thin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189in" fo:margin-right="0.3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12:46:09.373281925</dc:date>
    <meta:editing-duration>PT35M2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5" meta:paragraph-count="146" meta:word-count="1159" meta:character-count="7925" meta:non-whitespace-character-count="6879"/>
  </office:meta>
</office:document-meta>
</file>